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5">
      <style:paragraph-properties fo:margin-top="0in" fo:margin-bottom="0in" style:contextual-spacing="false"/>
    </style:style>
    <style:style style:name="P7" style:family="paragraph" style:parent-style-name="Text_20_body" style:list-style-name="L5">
      <style:text-properties officeooo:paragraph-rsid="0014c38d"/>
    </style:style>
    <style:style style:name="P8" style:family="paragraph" style:parent-style-name="Text_20_body" style:list-style-name="L7">
      <style:paragraph-properties fo:margin-top="0in" fo:margin-bottom="0in" style:contextual-spacing="false"/>
    </style:style>
    <style:style style:name="P9" style:family="paragraph" style:parent-style-name="Text_20_body">
      <style:text-properties officeooo:rsid="0014c38d" officeooo:paragraph-rsid="0014c38d"/>
    </style:style>
    <style:style style:name="P10" style:family="paragraph" style:parent-style-name="Text_20_body">
      <style:text-properties officeooo:paragraph-rsid="0014c38d"/>
    </style:style>
    <style:style style:name="P11" style:family="paragraph" style:parent-style-name="Text_20_body" style:list-style-name="L8">
      <style:text-properties officeooo:paragraph-rsid="0014c38d"/>
    </style:style>
    <style:style style:name="P12" style:family="paragraph" style:parent-style-name="Text_20_body" style:list-style-name="L11">
      <style:text-properties officeooo:paragraph-rsid="0014c38d"/>
    </style:style>
    <style:style style:name="T1" style:family="text">
      <style:text-properties officeooo:rsid="0014c38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"/>
        </text:list-header>
      </text:list>
      <text:p text:style-name="P9">Chris Hernandez</text:p>
      <text:p text:style-name="P10"><text:span text:style-name="T1">Week8Research</text:span></text:p>
      <text:list text:style-name="L8">
        <text:list-header>
          <text:p text:style-name="P11"/>
        </text:list-header>
      </text:list>
      <text:list xml:id="list2011449153" text:style-name="L11">
        <text:list-item>
          <text:p text:style-name="P12">In MySQL, the WHERE clause is used to filter the results of a SELECT statement based on one or more conditions. Some types of constructs that can be used in the WHERE clause include:</text:p>
        </text:list-item>
      </text:list>
      <text:list xml:id="list2362353350" text:style-name="L5">
        <text:list-item>
          <text:p text:style-name="P6">Comparison operators: Used to compare values. Examples include =, &lt;, &gt;, &lt;=, and &gt;=.</text:p>
        </text:list-item>
        <text:list-item>
          <text:p text:style-name="P6">Logical operators: Used to combine conditions. Examples include AND, OR, and NOT.</text:p>
        </text:list-item>
        <text:list-item>
          <text:p text:style-name="P6">IN operator: Used to check if a value is in a list of values. Syntax: WHERE column_name IN (value1, value2, ...);</text:p>
        </text:list-item>
        <text:list-item>
          <text:p text:style-name="P7">LIKE operator: Used to search for a pattern in a column. Syntax: WHERE column_name LIKE 'pattern';</text:p>
        </text:list-item>
        <text:list-item>
          <text:p text:style-name="P7">Example: SELECT * FROM employees WHERE department = 'Sales' AND salary &gt; 50000;</text:p>
        </text:list-item>
      </text:list>
      <text:list xml:id="list174825643102596" text:continue-list="list2011449153" text:style-name="L11">
        <text:list-header>
          <text:p text:style-name="P12"/>
        </text:list-header>
        <text:list-item>
          <text:p text:style-name="P12">Some interesting facts about MySQL include:</text:p>
        </text:list-item>
      </text:list>
      <text:list xml:id="list1540285528" text:style-name="L7">
        <text:list-item>
          <text:p text:style-name="P8">MySQL is the most widely used open-source relational database management system.</text:p>
        </text:list-item>
        <text:list-item>
          <text:p text:style-name="P8">MySQL was originally created by Swedish developers Michael Widenius and David Axmark in 1995.</text:p>
        </text:list-item>
        <text:list-item>
          <text:p text:style-name="P8">MySQL is currently owned by Oracle Corporation, who acquired it through its acquisition of Sun Microsystems in 2010.</text:p>
        </text:list-item>
        <text:list-item>
          <text:p text:style-name="P8">MySQL is used by many popular websites, including Facebook, Twitter, and YouTube.</text:p>
        </text:list-item>
      </text:list>
      <text:p text:style-name="Text_20_body"/>
      <text:p text:style-name="Text_20_body"/>
      <text:p text:style-name="P10"><text:span text:style-name="T1">Sources:</text:span></text:p>
      <text:p text:style-name="P10"><text:a xlink:type="simple" xlink:href="https://dev.mysql.com/doc/refman/8.0/en/" text:style-name="Internet_20_link" text:visited-style-name="Visited_20_Internet_20_Link">https://dev.mysql.com/doc/refman/8.0/en/</text:a></text:p>
      <text:p text:style-name="P10"><text:a xlink:type="simple" xlink:href="https://www.mysql.com/" text:style-name="Internet_20_link" text:visited-style-name="Visited_20_Internet_20_Link">https://www.mysql.com</text:a><text:line-break/><text:a xlink:type="simple" xlink:href="https://en.wikipedia.org/wiki/MySQL" office:target-frame-name="_new" xlink:show="replace" text:style-name="Internet_20_link" text:visited-style-name="Visited_20_Internet_20_Link">https://en.wikipedia.org/wiki/MySQL</text:a></text:p>
      <text:p text:style-name="P2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5T21:02:57.265000000</meta:creation-date>
    <dc:date>2023-04-26T17:48:24.157000000</dc:date>
    <meta:editing-duration>PT20H45M28S</meta:editing-duration>
    <meta:editing-cycles>1</meta:editing-cycles>
    <meta:document-statistic meta:table-count="0" meta:image-count="0" meta:object-count="0" meta:page-count="1" meta:paragraph-count="16" meta:word-count="189" meta:character-count="1195" meta:non-whitespace-character-count="1033"/>
    <meta:generator>LibreOffice/7.4.3.2$Windows_X86_64 LibreOffice_project/1048a8393ae2eeec98dff31b5c133c5f1d08b890</meta:generator>
  </office:meta>
</office:document-meta>
</file>